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43cm"/>
    </style:style>
    <style:style style:name="gr2" style:family="graphic" style:parent-style-name="standard">
      <style:graphic-properties draw:stroke="none" svg:stroke-color="#000000" draw:fill="none" draw:fill-color="#ffffff" fo:min-height="0.797cm"/>
    </style:style>
    <style:style style:name="gr3" style:family="graphic" style:parent-style-name="standard">
      <style:graphic-properties draw:stroke="none" svg:stroke-color="#000000" draw:fill="none" draw:fill-color="#ffffff" fo:min-height="1.027cm"/>
    </style:style>
    <style:style style:name="gr4" style:family="graphic" style:parent-style-name="objectwithoutfill">
      <style:graphic-properties svg:stroke-width="0.051cm" draw:marker-start-width="0.356cm" draw:marker-end-width="0.356cm" draw:fill="none" draw:textarea-vertical-align="middle" fo:padding-top="0.151cm" fo:padding-bottom="0.151cm" fo:padding-left="0.276cm" fo:padding-right="0.276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fo:min-height="1.427cm"/>
    </style:style>
    <style:style style:name="gr6" style:family="graphic" style:parent-style-name="standard">
      <style:graphic-properties draw:stroke="none" svg:stroke-color="#000000" draw:fill="none" draw:fill-color="#ffffff" fo:min-height="1.54cm"/>
    </style:style>
    <style:style style:name="gr7" style:family="graphic" style:parent-style-name="standard">
      <style:graphic-properties draw:stroke="none" svg:stroke-color="#000000" draw:fill="none" draw:fill-color="#ffffff" fo:min-height="1.708cm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3" fo:font-size="10pt" style:font-name-asian="Liberation Sans3" style:font-size-asian="10pt" style:font-name-complex="Liberation Sans3" style:font-size-complex="10pt"/>
    </style:style>
    <style:style style:name="T3" style:family="text">
      <style:text-properties style:text-position="sub 58%" style:font-name="Liberation Sans3" fo:font-size="10pt" style:font-name-asian="Liberation Sans3" style:font-size-asian="10pt" style:font-name-complex="Liberation Sans3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39cm" svg:height="1.793cm" svg:x="12.176cm" svg:y="2.651cm">
          <draw:text-box>
            <text:p><text:span text:style-name="T1">symbols = {a = </text:span><text:span text:style-name="T2">α</text:span><text:span text:style-name="T3">a</text:span><text:span text:style-name="T2">, b = α</text:span><text:span text:style-name="T3">b</text:span><text:span text:style-name="T2">, c = α</text:span><text:span text:style-name="T3">c</text:span><text:span text:style-name="T2">, <text:s text:c="18"/>x = α</text:span><text:span text:style-name="T3">x</text:span><text:span text:style-name="T2">, y = α</text:span><text:span text:style-name="T3">y</text:span><text:span text:style-name="T2">, z = α</text:span><text:span text:style-name="T3">z</text:span><text:span text:style-name="T1">}</text:span></text:p>
          </draw:text-box>
        </draw:frame>
        <draw:frame draw:style-name="gr2" draw:text-style-name="P1" draw:layer="layout" svg:width="2.199cm" svg:height="1.047cm" svg:x="5.067cm" svg:y="0.2cm">
          <draw:text-box>
            <text:p><text:span text:style-name="T1">A= (2, {})</text:span></text:p>
          </draw:text-box>
        </draw:frame>
        <draw:frame draw:style-name="gr2" draw:text-style-name="P1" draw:layer="layout" svg:width="4.444cm" svg:height="1.047cm" svg:x="4.144cm" svg:y="1.47cm">
          <draw:text-box>
            <text:p><text:span text:style-name="T1">B = (3, {</text:span><text:span text:style-name="T2">α</text:span><text:span text:style-name="T3">x</text:span><text:span text:style-name="T1">=0, </text:span><text:span text:style-name="T2">α</text:span><text:span text:style-name="T3">y</text:span><text:span text:style-name="T1">=0,</text:span><text:span text:style-name="T2">α</text:span><text:span text:style-name="T3">z</text:span><text:span text:style-name="T1">=0})</text:span></text:p>
          </draw:text-box>
        </draw:frame>
        <draw:frame draw:style-name="gr3" draw:text-style-name="P1" draw:layer="layout" svg:width="4.444cm" svg:height="1.279cm" svg:x="2.644cm" svg:y="3.471cm">
          <draw:text-box>
            <text:p><text:span text:style-name="T1">C = (4, {</text:span><text:span text:style-name="T2">α</text:span><text:span text:style-name="T3">a</text:span><text:span text:style-name="T1">!=0,</text:span><text:span text:style-name="T2">α</text:span><text:span text:style-name="T3">x</text:span><text:span text:style-name="T1">=0, <text:s text:c="23"/></text:span><text:span text:style-name="T2">α</text:span><text:span text:style-name="T3">y</text:span><text:span text:style-name="T1">=0,</text:span><text:span text:style-name="T2">α</text:span><text:span text:style-name="T3">z</text:span><text:span text:style-name="T1">=0})</text:span></text:p>
          </draw:text-box>
        </draw:frame>
        <draw:frame draw:style-name="gr3" draw:text-style-name="P1" draw:layer="layout" svg:width="4.444cm" svg:height="1.279cm" svg:x="8.766cm" svg:y="3.495cm">
          <draw:text-box>
            <text:p><text:span text:style-name="T1">D = (5, {</text:span><text:span text:style-name="T2">α</text:span><text:span text:style-name="T3">a</text:span><text:span text:style-name="T1">=0,</text:span><text:span text:style-name="T2">α</text:span><text:span text:style-name="T3">x</text:span><text:span text:style-name="T1">=0, <text:s text:c="22"/></text:span><text:span text:style-name="T2">α</text:span><text:span text:style-name="T3">y</text:span><text:span text:style-name="T1">=0,</text:span><text:span text:style-name="T2">α</text:span><text:span text:style-name="T3">z</text:span><text:span text:style-name="T1">=0})</text:span></text:p>
          </draw:text-box>
        </draw:frame>
        <draw:line draw:style-name="gr4" draw:text-style-name="P2" draw:layer="layout" svg:x1="5.624cm" svg:y1="2.232cm" svg:x2="4.151cm" svg:y2="3.248cm">
          <text:p/>
        </draw:line>
        <draw:frame draw:style-name="gr2" draw:text-style-name="P1" draw:layer="layout" svg:width="4.444cm" svg:height="1.047cm" svg:x="3.771cm" svg:y="2.232cm">
          <draw:text-box>
            <text:p><text:span text:style-name="T1">true</text:span></text:p>
          </draw:text-box>
        </draw:frame>
        <draw:line draw:style-name="gr4" draw:text-style-name="P2" draw:layer="layout" svg:x1="6.818cm" svg:y1="2.232cm" svg:x2="9.782cm" svg:y2="3.375cm">
          <text:p/>
        </draw:line>
        <draw:frame draw:style-name="gr2" draw:text-style-name="P1" draw:layer="layout" svg:width="4.444cm" svg:height="1.047cm" svg:x="8.639cm" svg:y="2.232cm">
          <draw:text-box>
            <text:p><text:span text:style-name="T1">false</text:span></text:p>
          </draw:text-box>
        </draw:frame>
        <draw:line draw:style-name="gr4" draw:text-style-name="P2" draw:layer="layout" svg:x1="6.102cm" svg:y1="0.859cm" svg:x2="6.102cm" svg:y2="1.462cm">
          <text:p/>
        </draw:line>
        <draw:frame draw:style-name="gr3" draw:text-style-name="P1" draw:layer="layout" svg:width="4.444cm" svg:height="1.279cm" svg:x="2.644cm" svg:y="5.072cm">
          <draw:text-box>
            <text:p><text:span text:style-name="T1">E = (5, {</text:span><text:span text:style-name="T2">α</text:span><text:span text:style-name="T3">a</text:span><text:span text:style-name="T1">!=0,</text:span><text:span text:style-name="T2">α</text:span><text:span text:style-name="T3">x</text:span><text:span text:style-name="T1">=-2, <text:s text:c="23"/></text:span><text:span text:style-name="T2">α</text:span><text:span text:style-name="T3">y</text:span><text:span text:style-name="T1">=0,</text:span><text:span text:style-name="T2">α</text:span><text:span text:style-name="T3">z</text:span><text:span text:style-name="T1">=0})</text:span></text:p>
          </draw:text-box>
        </draw:frame>
        <draw:line draw:style-name="gr4" draw:text-style-name="P2" draw:layer="layout" svg:x1="4.402cm" svg:y1="4.758cm" svg:x2="4.402cm" svg:y2="5.026cm">
          <text:p/>
        </draw:line>
        <draw:line draw:style-name="gr4" draw:text-style-name="P2" draw:layer="layout" svg:x1="10.202cm" svg:y1="4.757cm" svg:x2="9.939cm" svg:y2="6.423cm">
          <text:p/>
        </draw:line>
        <draw:line draw:style-name="gr4" draw:text-style-name="P2" draw:layer="layout" svg:x1="4.202cm" svg:y1="6.324cm" svg:x2="3.262cm" svg:y2="6.804cm">
          <text:p/>
        </draw:line>
        <draw:frame draw:style-name="gr3" draw:text-style-name="P1" draw:layer="layout" svg:width="4.444cm" svg:height="1.279cm" svg:x="1.444cm" svg:y="6.873cm">
          <draw:text-box>
            <text:p><text:span text:style-name="T1">F = (6, {</text:span><text:span text:style-name="T2">α</text:span><text:span text:style-name="T3">a</text:span><text:span text:style-name="T1">!=0,</text:span><text:span text:style-name="T2">α</text:span><text:span text:style-name="T3">b</text:span><text:span text:style-name="T1">&lt;5,</text:span><text:span text:style-name="T1"><text:line-break/></text:span><text:span text:style-name="T1"> <text:s text:c="3"/></text:span><text:span text:style-name="T2">α</text:span><text:span text:style-name="T3">x</text:span><text:span text:style-name="T1">=-2, </text:span><text:span text:style-name="T2">α</text:span><text:span text:style-name="T3">y</text:span><text:span text:style-name="T1">=0,</text:span><text:span text:style-name="T2">α</text:span><text:span text:style-name="T3">z</text:span><text:span text:style-name="T1">=0})</text:span></text:p>
          </draw:text-box>
        </draw:frame>
        <draw:line draw:style-name="gr4" draw:text-style-name="P2" draw:layer="layout" svg:x1="4.905cm" svg:y1="6.296cm" svg:x2="6.409cm" svg:y2="8.201cm">
          <text:p/>
        </draw:line>
        <draw:frame draw:style-name="gr2" draw:text-style-name="P1" draw:layer="layout" svg:width="4.444cm" svg:height="1.047cm" svg:x="2.571cm" svg:y="6.133cm">
          <draw:text-box>
            <text:p><text:span text:style-name="T1">true</text:span></text:p>
          </draw:text-box>
        </draw:frame>
        <draw:frame draw:style-name="gr2" draw:text-style-name="P1" draw:layer="layout" svg:width="4.444cm" svg:height="1.047cm" svg:x="5.571cm" svg:y="6.434cm">
          <draw:text-box>
            <text:p><text:span text:style-name="T1">false</text:span></text:p>
          </draw:text-box>
        </draw:frame>
        <draw:frame draw:style-name="gr3" draw:text-style-name="P1" draw:layer="layout" svg:width="4.444cm" svg:height="1.279cm" svg:x="4.913cm" svg:y="8.448cm">
          <draw:text-box>
            <text:p><text:span text:style-name="T1">I = (7, {</text:span><text:span text:style-name="T2">α</text:span><text:span text:style-name="T3">a</text:span><text:span text:style-name="T1">!=0,</text:span><text:span text:style-name="T2">α</text:span><text:span text:style-name="T3">b</text:span><text:span text:style-name="T1">&gt;=5,</text:span><text:span text:style-name="T1"><text:line-break/></text:span><text:span text:style-name="T2">α</text:span><text:span text:style-name="T3">x</text:span><text:span text:style-name="T1">=-2, </text:span><text:span text:style-name="T2">α</text:span><text:span text:style-name="T3">y</text:span><text:span text:style-name="T1">=0,</text:span><text:span text:style-name="T2">α</text:span><text:span text:style-name="T3">z</text:span><text:span text:style-name="T1">=0})</text:span></text:p>
          </draw:text-box>
        </draw:frame>
        <draw:frame draw:style-name="gr3" draw:text-style-name="P1" draw:layer="layout" svg:width="4.444cm" svg:height="1.279cm" svg:x="8.544cm" svg:y="6.874cm">
          <draw:text-box>
            <text:p><text:span text:style-name="T1">G = (6, {</text:span><text:span text:style-name="T2">α</text:span><text:span text:style-name="T3">a</text:span><text:span text:style-name="T1">=0,</text:span><text:span text:style-name="T2">α</text:span><text:span text:style-name="T3">b</text:span><text:span text:style-name="T1">&lt;5,</text:span><text:span text:style-name="T1"><text:line-break/></text:span><text:span text:style-name="T1"> <text:s text:c="3"/></text:span><text:span text:style-name="T2">α</text:span><text:span text:style-name="T3">x</text:span><text:span text:style-name="T1">=0, </text:span><text:span text:style-name="T2">α</text:span><text:span text:style-name="T3">y</text:span><text:span text:style-name="T1">=0,</text:span><text:span text:style-name="T2">α</text:span><text:span text:style-name="T3">z</text:span><text:span text:style-name="T1">=0})</text:span></text:p>
          </draw:text-box>
        </draw:frame>
        <draw:frame draw:style-name="gr3" draw:text-style-name="P1" draw:layer="layout" svg:width="4.444cm" svg:height="1.279cm" svg:x="15.468cm" svg:y="12.9cm">
          <draw:text-box>
            <text:p><text:span text:style-name="T1">O = (10, {</text:span><text:span text:style-name="T2">α</text:span><text:span text:style-name="T3">a</text:span><text:span text:style-name="T1">=0,</text:span><text:span text:style-name="T2">α</text:span><text:span text:style-name="T3">b</text:span><text:span text:style-name="T1">&gt;=5,</text:span><text:span text:style-name="T1"><text:line-break/></text:span><text:span text:style-name="T2">α</text:span><text:span text:style-name="T3">x</text:span><text:span text:style-name="T1">=0, </text:span><text:span text:style-name="T2">α</text:span><text:span text:style-name="T3">y</text:span><text:span text:style-name="T1">=0,</text:span><text:span text:style-name="T2">α</text:span><text:span text:style-name="T3">z</text:span><text:span text:style-name="T1">=0})</text:span></text:p>
          </draw:text-box>
        </draw:frame>
        <draw:line draw:style-name="gr4" draw:text-style-name="P2" draw:layer="layout" svg:x1="11.371cm" svg:y1="4.824cm" svg:x2="16.61cm" svg:y2="12.519cm">
          <text:p/>
        </draw:line>
        <draw:frame draw:style-name="gr2" draw:text-style-name="P1" draw:layer="layout" svg:width="4.444cm" svg:height="1.047cm" svg:x="11.939cm" svg:y="5.033cm">
          <draw:text-box>
            <text:p><text:span text:style-name="T1">false</text:span></text:p>
          </draw:text-box>
        </draw:frame>
        <draw:frame draw:style-name="gr2" draw:text-style-name="P1" draw:layer="layout" svg:width="4.444cm" svg:height="1.047cm" svg:x="8.771cm" svg:y="5.033cm">
          <draw:text-box>
            <text:p><text:span text:style-name="T1">true</text:span></text:p>
          </draw:text-box>
        </draw:frame>
        <draw:frame draw:style-name="gr3" draw:text-style-name="P1" draw:layer="layout" svg:width="4.444cm" svg:height="1.279cm" svg:x="1.444cm" svg:y="8.474cm">
          <draw:text-box>
            <text:p><text:span text:style-name="T1">H = (7, {</text:span><text:span text:style-name="T2">α</text:span><text:span text:style-name="T3">a</text:span><text:span text:style-name="T1">!=0,</text:span><text:span text:style-name="T2">α</text:span><text:span text:style-name="T3">b</text:span><text:span text:style-name="T1">&lt;5,</text:span><text:span text:style-name="T1"><text:line-break/></text:span><text:span text:style-name="T2">α</text:span><text:span text:style-name="T3">x</text:span><text:span text:style-name="T1">=-2, </text:span><text:span text:style-name="T2">α</text:span><text:span text:style-name="T3">y</text:span><text:span text:style-name="T1">=0,</text:span><text:span text:style-name="T2">α</text:span><text:span text:style-name="T3">z</text:span><text:span text:style-name="T1">=2})</text:span></text:p>
          </draw:text-box>
        </draw:frame>
        <draw:line draw:style-name="gr4" draw:text-style-name="P2" draw:layer="layout" svg:x1="3.002cm" svg:y1="8.124cm" svg:x2="3.002cm" svg:y2="8.392cm">
          <text:p/>
        </draw:line>
        <draw:line draw:style-name="gr4" draw:text-style-name="P2" draw:layer="layout" svg:x1="10.102cm" svg:y1="8.19cm" svg:x2="10.102cm" svg:y2="8.458cm">
          <text:p/>
        </draw:line>
        <draw:frame draw:style-name="gr3" draw:text-style-name="P1" draw:layer="layout" svg:width="4.444cm" svg:height="1.279cm" svg:x="8.544cm" svg:y="8.475cm">
          <draw:text-box>
            <text:p><text:span text:style-name="T1">L = (7, {</text:span><text:span text:style-name="T2">α</text:span><text:span text:style-name="T3">a</text:span><text:span text:style-name="T1">=0,</text:span><text:span text:style-name="T2">α</text:span><text:span text:style-name="T3">b</text:span><text:span text:style-name="T1">&lt;5,</text:span><text:span text:style-name="T1"><text:line-break/></text:span><text:span text:style-name="T2">α</text:span><text:span text:style-name="T3">x</text:span><text:span text:style-name="T1">=0, </text:span><text:span text:style-name="T2">α</text:span><text:span text:style-name="T3">y</text:span><text:span text:style-name="T1">=0,</text:span><text:span text:style-name="T2">α</text:span><text:span text:style-name="T3">z</text:span><text:span text:style-name="T1">=2})</text:span></text:p>
          </draw:text-box>
        </draw:frame>
        <draw:frame draw:style-name="gr5" draw:text-style-name="P1" draw:layer="layout" svg:width="3.583cm" svg:height="1.677cm" svg:x="0.354cm" svg:y="12.9cm">
          <draw:text-box>
            <text:p><text:span text:style-name="T1">K = (10,{</text:span><text:span text:style-name="T2">α</text:span><text:span text:style-name="T3">a</text:span><text:span text:style-name="T1">=0,</text:span><text:span text:style-name="T2">α</text:span><text:span text:style-name="T3">b</text:span><text:span text:style-name="T1">&lt;5,</text:span><text:span text:style-name="T1"><text:line-break/></text:span><text:span text:style-name="T2">α</text:span><text:span text:style-name="T3">x</text:span><text:span text:style-name="T1">=-2, </text:span><text:span text:style-name="T2">α</text:span><text:span text:style-name="T3">y</text:span><text:span text:style-name="T1">=0,</text:span><text:span text:style-name="T2">α</text:span><text:span text:style-name="T3">z</text:span><text:span text:style-name="T1">=2})</text:span></text:p>
          </draw:text-box>
        </draw:frame>
        <draw:line draw:style-name="gr4" draw:text-style-name="P2" draw:layer="layout" svg:x1="2.902cm" svg:y1="9.79cm" svg:x2="2.64cm" svg:y2="12.646cm">
          <text:p/>
        </draw:line>
        <draw:line draw:style-name="gr4" draw:text-style-name="P2" draw:layer="layout" svg:x1="6.302cm" svg:y1="9.698cm" svg:x2="6.069cm" svg:y2="12.646cm">
          <text:p/>
        </draw:line>
        <draw:frame draw:style-name="gr3" draw:text-style-name="P1" draw:layer="layout" svg:width="4.444cm" svg:height="1.279cm" svg:x="4.344cm" svg:y="12.975cm">
          <draw:text-box>
            <text:p><text:span text:style-name="T1">L = (10, {</text:span><text:span text:style-name="T2">α</text:span><text:span text:style-name="T3">a</text:span><text:span text:style-name="T1">!=0,</text:span><text:span text:style-name="T2">α</text:span><text:span text:style-name="T3">b</text:span><text:span text:style-name="T1">&gt;=5,</text:span><text:span text:style-name="T1"><text:line-break/></text:span><text:span text:style-name="T2">α</text:span><text:span text:style-name="T3">x</text:span><text:span text:style-name="T1">=-2, </text:span><text:span text:style-name="T2">α</text:span><text:span text:style-name="T3">y</text:span><text:span text:style-name="T1">=0,</text:span><text:span text:style-name="T2">α</text:span><text:span text:style-name="T3">z</text:span><text:span text:style-name="T1">=0})</text:span></text:p>
          </draw:text-box>
        </draw:frame>
        <draw:frame draw:style-name="gr2" draw:text-style-name="P1" draw:layer="layout" svg:width="4.444cm" svg:height="1.047cm" svg:x="1.436cm" svg:y="10.66cm">
          <draw:text-box>
            <text:p><text:span text:style-name="T1">false</text:span></text:p>
          </draw:text-box>
        </draw:frame>
        <draw:frame draw:style-name="gr2" draw:text-style-name="P1" draw:layer="layout" svg:width="4.444cm" svg:height="1.047cm" svg:x="4.799cm" svg:y="10.614cm">
          <draw:text-box>
            <text:p><text:span text:style-name="T1">false</text:span></text:p>
          </draw:text-box>
        </draw:frame>
        <draw:line draw:style-name="gr4" draw:text-style-name="P2" draw:layer="layout" svg:x1="10.346cm" svg:y1="9.725cm" svg:x2="9.33cm" svg:y2="10.741cm">
          <text:p/>
        </draw:line>
        <draw:line draw:style-name="gr4" draw:text-style-name="P2" draw:layer="layout" svg:x1="10.641cm" svg:y1="9.725cm" svg:x2="12.419cm" svg:y2="12.646cm">
          <text:p/>
        </draw:line>
        <draw:frame draw:style-name="gr3" draw:text-style-name="P1" draw:layer="layout" svg:width="4.444cm" svg:height="1.279cm" svg:x="7.553cm" svg:y="10.804cm">
          <draw:text-box>
            <text:p><text:span text:style-name="T1">J = (8, {</text:span><text:span text:style-name="T2">α</text:span><text:span text:style-name="T3">a</text:span><text:span text:style-name="T1">=0,</text:span><text:span text:style-name="T2">α</text:span><text:span text:style-name="T3">b</text:span><text:span text:style-name="T1">&lt;5,</text:span><text:span text:style-name="T1"><text:line-break/></text:span><text:span text:style-name="T2">α</text:span><text:span text:style-name="T3">c</text:span><text:span text:style-name="T1">!=0, </text:span><text:span text:style-name="T2">α</text:span><text:span text:style-name="T3">x</text:span><text:span text:style-name="T1">=0, </text:span><text:span text:style-name="T2">α</text:span><text:span text:style-name="T3">y</text:span><text:span text:style-name="T1">=0,</text:span><text:span text:style-name="T2">α</text:span><text:span text:style-name="T3">z</text:span><text:span text:style-name="T1">=2})</text:span></text:p>
          </draw:text-box>
        </draw:frame>
        <draw:frame draw:style-name="gr3" draw:text-style-name="P1" draw:layer="layout" svg:width="4.444cm" svg:height="1.279cm" svg:x="11.444cm" svg:y="12.9cm">
          <draw:text-box>
            <text:p><text:span text:style-name="T1">N = (10, {</text:span><text:span text:style-name="T2">α</text:span><text:span text:style-name="T3">a</text:span><text:span text:style-name="T1">=0,</text:span><text:span text:style-name="T2">α</text:span><text:span text:style-name="T3">b</text:span><text:span text:style-name="T1">&lt;5,</text:span><text:span text:style-name="T1"><text:line-break/></text:span><text:span text:style-name="T2">α</text:span><text:span text:style-name="T3">c</text:span><text:span text:style-name="T1">=0,</text:span><text:span text:style-name="T2">α</text:span><text:span text:style-name="T3">x</text:span><text:span text:style-name="T1">=0, </text:span><text:span text:style-name="T2">α</text:span><text:span text:style-name="T3">y</text:span><text:span text:style-name="T1">=0,</text:span><text:span text:style-name="T2">α</text:span><text:span text:style-name="T3">z</text:span><text:span text:style-name="T1">=2})</text:span></text:p>
          </draw:text-box>
        </draw:frame>
        <draw:frame draw:style-name="gr6" draw:text-style-name="P1" draw:layer="layout" svg:width="4.444cm" svg:height="1.793cm" svg:x="8.323cm" svg:y="12.931cm">
          <draw:text-box>
            <text:p><text:span text:style-name="T1">M = (10, {</text:span><text:span text:style-name="T2">α</text:span><text:span text:style-name="T3">a</text:span><text:span text:style-name="T1">=0,</text:span><text:span text:style-name="T1"><text:line-break/></text:span><text:span text:style-name="T2">α</text:span><text:span text:style-name="T3">b</text:span><text:span text:style-name="T1">&lt;5, </text:span><text:span text:style-name="T2">α</text:span><text:span text:style-name="T3">c</text:span><text:span text:style-name="T1">!=0,</text:span><text:span text:style-name="T2">α</text:span><text:span text:style-name="T3">x</text:span><text:span text:style-name="T1">=0,</text:span><text:span text:style-name="T1"><text:line-break/></text:span><text:span text:style-name="T1"> </text:span><text:span text:style-name="T2">α</text:span><text:span text:style-name="T3">y</text:span><text:span text:style-name="T1">=1,</text:span><text:span text:style-name="T2">α</text:span><text:span text:style-name="T3">z</text:span><text:span text:style-name="T1">=2})</text:span></text:p>
          </draw:text-box>
        </draw:frame>
        <draw:line draw:style-name="gr4" draw:text-style-name="P2" draw:layer="layout" svg:x1="9.302cm" svg:y1="12.056cm" svg:x2="9.302cm" svg:y2="12.773cm">
          <text:p/>
        </draw:line>
        <draw:frame draw:style-name="gr2" draw:text-style-name="P1" draw:layer="layout" svg:width="4.444cm" svg:height="1.047cm" svg:x="8.471cm" svg:y="9.834cm">
          <draw:text-box>
            <text:p><text:span text:style-name="T1">true</text:span></text:p>
          </draw:text-box>
        </draw:frame>
        <draw:frame draw:style-name="gr2" draw:text-style-name="P1" draw:layer="layout" svg:width="4.444cm" svg:height="1.047cm" svg:x="11.839cm" svg:y="11.034cm">
          <draw:text-box>
            <text:p><text:span text:style-name="T1">false</text:span></text:p>
          </draw:text-box>
        </draw:frame>
        <draw:frame draw:style-name="gr7" draw:text-style-name="P1" draw:layer="layout" svg:width="3.355cm" svg:height="1.959cm" svg:x="0.309cm" svg:y="15.059cm">
          <draw:text-box>
            <text:p><text:span text:style-name="T2">α</text:span><text:span text:style-name="T3">x</text:span><text:span text:style-name="T1">+</text:span><text:span text:style-name="T2">α</text:span><text:span text:style-name="T3">y</text:span><text:span text:style-name="T1">+</text:span><text:span text:style-name="T2">α</text:span><text:span text:style-name="T3">z</text:span><text:span text:style-name="T1">-3=-3!=0</text:span><text:span text:style-name="T1"><text:line-break/></text:span><text:span text:style-name="T1"> <text:s text:c="4"/>safe division</text:span><text:span text:style-name="T1"><text:line-break/></text:span><text:span text:style-name="T1"> <text:s text:c="11"/>OK</text:span></text:p>
            <text:p><text:span text:style-name="T1"/></text:p>
          </draw:text-box>
        </draw:frame>
        <draw:frame draw:style-name="gr7" draw:text-style-name="P1" draw:layer="layout" svg:width="3.355cm" svg:height="1.959cm" svg:x="4.41cm" svg:y="15.059cm">
          <draw:text-box>
            <text:p><text:span text:style-name="T2">α</text:span><text:span text:style-name="T3">x</text:span><text:span text:style-name="T1">+</text:span><text:span text:style-name="T2">α</text:span><text:span text:style-name="T3">y</text:span><text:span text:style-name="T1">+</text:span><text:span text:style-name="T2">α</text:span><text:span text:style-name="T3">z</text:span><text:span text:style-name="T1">-3=-5!=0</text:span><text:span text:style-name="T1"><text:line-break/></text:span><text:span text:style-name="T1"> <text:s text:c="4"/>safe division</text:span><text:span text:style-name="T1"><text:line-break/></text:span><text:span text:style-name="T1"> <text:s text:c="11"/>OK</text:span></text:p>
            <text:p><text:span text:style-name="T1"/></text:p>
          </draw:text-box>
        </draw:frame>
        <draw:frame draw:style-name="gr7" draw:text-style-name="P1" draw:layer="layout" svg:width="3.355cm" svg:height="1.959cm" svg:x="8.011cm" svg:y="15.059cm">
          <draw:text-box>
            <text:p><text:span text:style-name="T2"><text:s text:c="4"/></text:span><text:span text:style-name="T2">α</text:span><text:span text:style-name="T3">x</text:span><text:span text:style-name="T1">+</text:span><text:span text:style-name="T2">α</text:span><text:span text:style-name="T3">y</text:span><text:span text:style-name="T1">+</text:span><text:span text:style-name="T2">α</text:span><text:span text:style-name="T3">z</text:span><text:span text:style-name="T1">-3=0</text:span><text:span text:style-name="T1"><text:line-break/></text:span><text:span text:style-name="T1"> <text:s text:c="2"/>unsafe division</text:span><text:span text:style-name="T1"><text:line-break/></text:span><text:span text:style-name="T1"> <text:s text:c="11"/>KO</text:span></text:p>
            <text:p><text:span text:style-name="T1"/></text:p>
          </draw:text-box>
        </draw:frame>
        <draw:frame draw:style-name="gr7" draw:text-style-name="P1" draw:layer="layout" svg:width="3.355cm" svg:height="1.959cm" svg:x="11.712cm" svg:y="15.059cm">
          <draw:text-box>
            <text:p><text:span text:style-name="T2">α</text:span><text:span text:style-name="T3">x</text:span><text:span text:style-name="T1">+</text:span><text:span text:style-name="T2">α</text:span><text:span text:style-name="T3">y</text:span><text:span text:style-name="T1">+</text:span><text:span text:style-name="T2">α</text:span><text:span text:style-name="T3">z</text:span><text:span text:style-name="T1">-3=-1!=0</text:span><text:span text:style-name="T1"><text:line-break/></text:span><text:span text:style-name="T1"> <text:s text:c="4"/>safe division</text:span><text:span text:style-name="T1"><text:line-break/></text:span><text:span text:style-name="T1"> <text:s text:c="11"/>OK</text:span></text:p>
            <text:p><text:span text:style-name="T1"/></text:p>
          </draw:text-box>
        </draw:frame>
        <draw:frame draw:style-name="gr7" draw:text-style-name="P1" draw:layer="layout" svg:width="3.355cm" svg:height="1.959cm" svg:x="15.713cm" svg:y="15.059cm">
          <draw:text-box>
            <text:p><text:span text:style-name="T2">α</text:span><text:span text:style-name="T3">x</text:span><text:span text:style-name="T1">+</text:span><text:span text:style-name="T2">α</text:span><text:span text:style-name="T3">y</text:span><text:span text:style-name="T1">+</text:span><text:span text:style-name="T2">α</text:span><text:span text:style-name="T3">z</text:span><text:span text:style-name="T1">-3=-3!=0</text:span><text:span text:style-name="T1"><text:line-break/></text:span><text:span text:style-name="T1"> <text:s text:c="4"/>safe division</text:span><text:span text:style-name="T1"><text:line-break/></text:span><text:span text:style-name="T1"> <text:s text:c="11"/>OK</text:span></text:p>
            <text:p><text:span text:style-name="T1"/></text:p>
          </draw:text-box>
        </draw:frame>
        <draw:line draw:style-name="gr4" draw:text-style-name="P2" draw:layer="layout" svg:x1="2.002cm" svg:y1="14.19cm" svg:x2="2.002cm" svg:y2="14.886cm">
          <text:p/>
        </draw:line>
        <draw:line draw:style-name="gr4" draw:text-style-name="P2" draw:layer="layout" svg:x1="6.002cm" svg:y1="14.242cm" svg:x2="6.002cm" svg:y2="14.938cm">
          <text:p/>
        </draw:line>
        <draw:line draw:style-name="gr4" draw:text-style-name="P2" draw:layer="layout" svg:x1="13.102cm" svg:y1="14.194cm" svg:x2="13.102cm" svg:y2="14.89cm">
          <text:p/>
        </draw:line>
        <draw:line draw:style-name="gr4" draw:text-style-name="P2" draw:layer="layout" svg:x1="17.302cm" svg:y1="14.246cm" svg:x2="17.302cm" svg:y2="14.942cm">
          <text:p/>
        </draw:line>
        <draw:line draw:style-name="gr4" draw:text-style-name="P2" draw:layer="layout" svg:x1="9.602cm" svg:y1="14.598cm" svg:x2="9.602cm" svg:y2="15.0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16.9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1T11:01:55.286627654</meta:creation-date>
    <dc:date>2016-04-01T13:51:33.585075213</dc:date>
    <meta:editing-duration>PT26M49S</meta:editing-duration>
    <meta:editing-cycles>6</meta:editing-cycles>
    <meta:generator>LibreOffice/5.0.5.2$Linux_X86_64 LibreOffice_project/00m0$Build-2</meta:generator>
    <meta:document-statistic meta:object-count="52"/>
  </office:meta>
</office:document-meta>
</file>